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80A0525099010D9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023cm"/>
    </style:style>
    <style:style style:name="Tabla1.B" style:family="table-column">
      <style:table-column-properties style:column-width="5.614cm"/>
    </style:style>
    <style:style style:name="Tabla1.C" style:family="table-column">
      <style:table-column-properties style:column-width="7.362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5.803cm" table:align="left"/>
    </style:style>
    <style:style style:name="Tabla2.A" style:family="table-column">
      <style:table-column-properties style:column-width="4.531cm"/>
    </style:style>
    <style:style style:name="Tabla2.B" style:family="table-column">
      <style:table-column-properties style:column-width="11.271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6.117cm"/>
    </style:style>
    <style:style style:name="Tabla3.B" style:family="table-column">
      <style:table-column-properties style:column-width="10.883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3.B1" style:family="table-cell">
      <style:table-cell-properties style:vertical-align="middle" fo:padding="0.049cm" fo:border="0.05pt solid #d9d9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3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6.117cm"/>
    </style:style>
    <style:style style:name="Tabla4.B" style:family="table-column">
      <style:table-column-properties style:column-width="10.883cm"/>
    </style:style>
    <style:style style:name="Tabla4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4.B1" style:family="table-cell">
      <style:table-cell-properties style:vertical-align="middle" fo:padding="0.049cm" fo:border="0.05pt solid #d9d9e3"/>
    </style:style>
    <style:style style:name="Tab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4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.39cm"/>
    </style:style>
    <style:style style:name="Tabla5.B" style:family="table-column">
      <style:table-column-properties style:column-width="3.514cm"/>
    </style:style>
    <style:style style:name="Tabla5.C" style:family="table-column">
      <style:table-column-properties style:column-width="12.097cm"/>
    </style:style>
    <style:style style:name="Tabla5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5.C1" style:family="table-cell">
      <style:table-cell-properties style:vertical-align="middle" fo:padding="0.049cm" fo:border="0.05pt solid #d9d9e3"/>
    </style:style>
    <style:style style:name="Tabla5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5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Preformatted_20_Text" style:list-style-name="L4">
      <style:paragraph-properties fo:margin-top="0cm" fo:margin-bottom="0.499cm" style:contextual-spacing="false" fo:padding="0.049cm" fo:border="0.06pt solid #d9d9e3"/>
    </style:style>
    <style:style style:name="P3" style:family="paragraph" style:parent-style-name="Preformatted_20_Text" style:list-style-name="L4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0f7a4" officeooo:paragraph-rsid="0020f7a4"/>
    </style:style>
    <style:style style:name="P5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/>
    </style:style>
    <style:style style:name="P6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/>
    </style:style>
    <style:style style:name="P7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22303" officeooo:paragraph-rsid="00222303" loext:padding="0.049cm" loext:border="0.06pt solid #d9d9e3"/>
    </style:style>
    <style:style style:name="P8" style:family="paragraph" style:parent-style-name="Standard" style:list-style-name="L3">
      <style:text-properties officeooo:paragraph-rsid="00222303"/>
    </style:style>
    <style:style style:name="P9" style:family="paragraph" style:parent-style-name="Standard" style:list-style-name="L3">
      <style:text-properties officeooo:rsid="00222303" officeooo:paragraph-rsid="00222303"/>
    </style:style>
    <style:style style:name="P10" style:family="paragraph" style:parent-style-name="Standard">
      <style:text-properties officeooo:rsid="00222303" officeooo:paragraph-rsid="00222303"/>
    </style:style>
    <style:style style:name="P11" style:family="paragraph" style:parent-style-name="Standard">
      <style:paragraph-properties fo:break-before="page"/>
      <style:text-properties officeooo:rsid="00222303" officeooo:paragraph-rsid="00222303"/>
    </style:style>
    <style:style style:name="P12" style:family="paragraph" style:parent-style-name="Text_20_body">
      <style:paragraph-properties fo:padding="0.049cm" fo:border="0.06pt solid #d9d9e3"/>
    </style:style>
    <style:style style:name="P13" style:family="paragraph" style:parent-style-name="Text_20_body">
      <style:text-properties loext:padding="0.049cm" loext:border="0.06pt solid #d9d9e3"/>
    </style:style>
    <style:style style:name="P14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15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16" style:family="paragraph" style:parent-style-name="Text_20_body" style:list-style-name="L4">
      <style:paragraph-properties fo:padding="0.049cm" fo:border="0.06pt solid #d9d9e3"/>
    </style:style>
    <style:style style:name="T1" style:family="text">
      <style:text-properties officeooo:rsid="0021d25b"/>
    </style:style>
    <style:style style:name="T2" style:family="text">
      <style:text-properties fo:font-variant="normal" fo:text-transform="none" fo:color="#000000" loext:opacity="100%" style:font-name="Helvetica" fo:font-size="9.7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Helvetica" fo:font-size="9.75pt" fo:letter-spacing="normal" fo:font-style="normal" fo:font-weight="normal" officeooo:rsid="00222303"/>
    </style:style>
    <style:style style:name="T4" style:family="text">
      <style:text-properties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<text:span text:style-name="T1">6</text:span></text:p>
      <text:p text:style-name="P1"/>
      <text:list xml:id="list3182466449" text:style-name="L1">
        <text:list-header>
          <text:p text:style-name="P4"/>
        </text:list-header>
        <text:list-item>
          <text:p text:style-name="P5">UNIX -SystemV – sysinit </text:p>
          <text:list>
            <text:list-item>
              <text:p text:style-name="P5">init - /etc/inittab</text:p>
            </text:list-item>
            <text:list-item>
              <text:p text:style-name="P5">runlevel 0 apagado 6 reinicio 1S usuario único -nivel administrativo – 2-5 operativos </text:p>
            </text:list-item>
          </text:list>
        </text:list-item>
        <text:list-item>
          <text:p text:style-name="P5"><text:s/>systemd – systemd – dbus -cgroups lxc</text:p>
          <text:list>
            <text:list-item>
              <text:p text:style-name="P5">units – targets (niveles de ejecución de sysinit) , service, socket, mount, timer (cron)</text:p>
            </text:list-item>
            <text:list-item>
              <text:p text:style-name="P5">systemctl </text:p>
              <text:list>
                <text:list-item>
                  <text:p text:style-name="P5">habilitar/deshabilitar arranque en el boot enable/disable</text:p>
                </text:list-item>
                <text:list-item>
                  <text:p text:style-name="P5">start /stop restart reload <text:s/>&lt;unit&gt;</text:p>
                </text:list-item>
              </text:list>
            </text:list-item>
          </text:list>
        </text:list-item>
      </text:list>
      <text:p text:style-name="P6">INICIO DEL HOST</text:p>
      <text:list text:style-name="L3">
        <text:list-item>
          <text:p text:style-name="P8"><text:span text:style-name="T3">BIOS/UEFI </text:span></text:p>
          <text:list>
            <text:list-item>
              <text:p text:style-name="P9"><text:span text:style-name="T2">grub – bootloader </text:span></text:p>
            </text:list-item>
            <text:list-item>
              <text:p text:style-name="P9"><text:span text:style-name="T2">systemd – services</text:span></text:p>
            </text:list-item>
            <text:list-item>
              <text:p text:style-name="P9"><text:span text:style-name="T2">login – credenciales <text:s/>- usuarios</text:span></text:p>
              <text:list>
                <text:list-item>
                  <text:p text:style-name="P9"><text:span text:style-name="T2">useradd, userdel … vs adduser</text:span></text:p>
                </text:list-item>
              </text:list>
            </text:list-item>
          </text:list>
        </text:list-item>
      </text:list>
      <text:p text:style-name="P10"><text:span text:style-name="T2">==============================================================================</text:span></text:p>
      <text:p text:style-name="P10"><text:span text:style-name="T2"/></text:p>
      <text:p text:style-name="P11"><text:span text:style-name="T2"/></text:p>
      <text:list xml:id="list140145326575060" text:continue-list="list3182466449" text:style-name="L1">
        <text:list-item>
          <text:list>
            <text:list-item>
              <text:list>
                <text:list-header>
                  <text:p text:style-name="P7">genérame un listado en formato tabla con los subcomandos más habituales de systemctl con breve descripción y ejemplo</text:p>
                </text:list-header>
              </text:list>
            </text:list-item>
          </text:list>
        </text:list-item>
      </text:list>
      <text:p text:style-name="P12"><text:span text:style-name="T4">Claro, aquí tienes un listado en formato tabla con algunos subcomandos comunes de </text:span><text:span text:style-name="Source_20_Text"><text:span text:style-name="T4">systemctl</text:span></text:span><text:span text:style-name="T4">, junto con una breve descripción y un ejemplo de uso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Subcomand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C1" office:value-type="string">
              <text:p text:style-name="Table_20_Heading">Ejemplo de Uso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ource_20_Text"><text:span text:style-name="T4">start</text:span></text:span></text:p>
          </table:table-cell>
          <table:table-cell table:style-name="Tabla1.A2" office:value-type="string">
            <text:p text:style-name="Table_20_Contents">Inicia un servicio</text:p>
          </table:table-cell>
          <table:table-cell table:style-name="Tabla1.C2" office:value-type="string">
            <text:p text:style-name="Table_20_Contents"><text:span text:style-name="Source_20_Text"><text:span text:style-name="T4">sudo systemctl start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stop</text:span></text:span></text:p>
          </table:table-cell>
          <table:table-cell table:style-name="Tabla1.A2" office:value-type="string">
            <text:p text:style-name="Table_20_Contents">Detiene un servicio</text:p>
          </table:table-cell>
          <table:table-cell table:style-name="Tabla1.C2" office:value-type="string">
            <text:p text:style-name="Table_20_Contents"><text:span text:style-name="Source_20_Text"><text:span text:style-name="T4">sudo systemctl stop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restart</text:span></text:span></text:p>
          </table:table-cell>
          <table:table-cell table:style-name="Tabla1.A2" office:value-type="string">
            <text:p text:style-name="Table_20_Contents">Detiene y luego inicia un servicio</text:p>
          </table:table-cell>
          <table:table-cell table:style-name="Tabla1.C2" office:value-type="string">
            <text:p text:style-name="Table_20_Contents"><text:span text:style-name="Source_20_Text"><text:span text:style-name="T4">sudo systemctl restart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status</text:span></text:span></text:p>
          </table:table-cell>
          <table:table-cell table:style-name="Tabla1.A2" office:value-type="string">
            <text:p text:style-name="Table_20_Contents">Muestra el estado de un servicio</text:p>
          </table:table-cell>
          <table:table-cell table:style-name="Tabla1.C2" office:value-type="string">
            <text:p text:style-name="Table_20_Contents"><text:span text:style-name="Source_20_Text"><text:span text:style-name="T4">sudo systemctl status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enable</text:span></text:span></text:p>
          </table:table-cell>
          <table:table-cell table:style-name="Tabla1.A2" office:value-type="string">
            <text:p text:style-name="Table_20_Contents">Habilita un servicio para que se inicie en el arranque</text:p>
          </table:table-cell>
          <table:table-cell table:style-name="Tabla1.C2" office:value-type="string">
            <text:p text:style-name="Table_20_Contents"><text:span text:style-name="Source_20_Text"><text:span text:style-name="T4">sudo systemctl enable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disable</text:span></text:span></text:p>
          </table:table-cell>
          <table:table-cell table:style-name="Tabla1.A2" office:value-type="string">
            <text:p text:style-name="Table_20_Contents">Deshabilita un servicio para que no se inicie al arranque</text:p>
          </table:table-cell>
          <table:table-cell table:style-name="Tabla1.C2" office:value-type="string">
            <text:p text:style-name="Table_20_Contents"><text:span text:style-name="Source_20_Text"><text:span text:style-name="T4">sudo systemctl disable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is-active</text:span></text:span></text:p>
          </table:table-cell>
          <table:table-cell table:style-name="Tabla1.A2" office:value-type="string">
            <text:p text:style-name="Table_20_Contents">Verifica si un servicio está activo</text:p>
          </table:table-cell>
          <table:table-cell table:style-name="Tabla1.C2" office:value-type="string">
            <text:p text:style-name="Table_20_Contents"><text:span text:style-name="Source_20_Text"><text:span text:style-name="T4">sudo systemctl is-active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is-enabled</text:span></text:span></text:p>
          </table:table-cell>
          <table:table-cell table:style-name="Tabla1.A2" office:value-type="string">
            <text:p text:style-name="Table_20_Contents">Verifica si un servicio está habilitado para el arranque</text:p>
          </table:table-cell>
          <table:table-cell table:style-name="Tabla1.C2" office:value-type="string">
            <text:p text:style-name="Table_20_Contents"><text:span text:style-name="Source_20_Text"><text:span text:style-name="T4">sudo systemctl is-enabled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is-failed</text:span></text:span></text:p>
          </table:table-cell>
          <table:table-cell table:style-name="Tabla1.A2" office:value-type="string">
            <text:p text:style-name="Table_20_Contents">Verifica si un servicio ha fallado</text:p>
          </table:table-cell>
          <table:table-cell table:style-name="Tabla1.C2" office:value-type="string">
            <text:p text:style-name="Table_20_Contents"><text:span text:style-name="Source_20_Text"><text:span text:style-name="T4">sudo systemctl is-failed nombre_del_servicio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list-units</text:span></text:span></text:p>
          </table:table-cell>
          <table:table-cell table:style-name="Tabla1.A2" office:value-type="string">
            <text:p text:style-name="Table_20_Contents">Lista todas las unidades cargadas en el sistema</text:p>
          </table:table-cell>
          <table:table-cell table:style-name="Tabla1.C2" office:value-type="string">
            <text:p text:style-name="Table_20_Contents"><text:span text:style-name="Source_20_Text"><text:span text:style-name="T4">sudo systemctl list-units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list-unit-files</text:span></text:span></text:p>
          </table:table-cell>
          <table:table-cell table:style-name="Tabla1.A2" office:value-type="string">
            <text:p text:style-name="Table_20_Contents">Lista todos los archivos de configuración de unidades</text:p>
          </table:table-cell>
          <table:table-cell table:style-name="Tabla1.C2" office:value-type="string">
            <text:p text:style-name="Table_20_Contents"><text:span text:style-name="Source_20_Text"><text:span text:style-name="T4">sudo systemctl list-unit-files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4">daemon-reload</text:span></text:span></text:p>
          </table:table-cell>
          <table:table-cell table:style-name="Tabla1.A2" office:value-type="string">
            <text:p text:style-name="Table_20_Contents">Recarga la configuración del sistema</text:p>
          </table:table-cell>
          <table:table-cell table:style-name="Tabla1.C2" office:value-type="string">
            <text:p text:style-name="Table_20_Contents"><text:span text:style-name="Source_20_Text"><text:span text:style-name="T4">sudo systemctl daemon-reload</text:span></text:span></text:p>
          </table:table-cell>
        </table:table-row>
      </table:table>
      <text:p text:style-name="P14">Ten en cuenta que necesitarás privilegios de superusuario (sudo) para ejecutar la mayoría de estos comandos.</text:p>
      <text:p text:style-name="P15"><draw:frame draw:style-name="fr1" draw:name="Imagen1" text:anchor-type="as-char" svg:width="0.953cm" svg:height="0.953cm" draw:z-index="0"><draw:image xlink:href="Pictures/10000000000000600000006080A0525099010D9B.png" xlink:type="simple" xlink:show="embed" xlink:actuate="onLoad" draw:mime-type="image/png"/><svg:title>User</svg:title></draw:frame></text:p>
      <text:p text:style-name="P13">puedes realizar la misma operación en formato tabla con las opciones más habituales del comando useradd </text:p>
      <text:p text:style-name="P12"><text:span text:style-name="T4">Por supuesto, aquí tienes un listado en formato tabla con algunas opciones comunes del comando </text:span><text:span text:style-name="Source_20_Text"><text:span text:style-name="T4">useradd</text:span></text:span><text:span text:style-name="T4">, junto con una breve descripción: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Opción</text:p>
            </table:table-cell>
            <table:table-cell table:style-name="Tabla2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ource_20_Text"><text:span text:style-name="T4">-c, --comment</text:span></text:span></text:p>
          </table:table-cell>
          <table:table-cell table:style-name="Tabla2.B2" office:value-type="string">
            <text:p text:style-name="Table_20_Contents">Comentario o información sobre el usuario</text:p>
          </table:table-cell>
        </table:table-row>
        <text:soft-page-break/>
        <table:table-row>
          <table:table-cell table:style-name="Tabla2.A2" office:value-type="string">
            <text:p text:style-name="Table_20_Contents"><text:span text:style-name="Source_20_Text"><text:span text:style-name="T4">-d, --home</text:span></text:span></text:p>
          </table:table-cell>
          <table:table-cell table:style-name="Tabla2.B2" office:value-type="string">
            <text:p text:style-name="Table_20_Contents">Directorio de inicio del usuario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4">-g, --gid</text:span></text:span></text:p>
          </table:table-cell>
          <table:table-cell table:style-name="Tabla2.B2" office:value-type="string">
            <text:p text:style-name="Table_20_Contents">GID del grupo primario del usuario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4">-G, --groups</text:span></text:span></text:p>
          </table:table-cell>
          <table:table-cell table:style-name="Tabla2.B2" office:value-type="string">
            <text:p text:style-name="Table_20_Contents">Grupos secundarios del usuario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4">-m, --create-home</text:span></text:span></text:p>
          </table:table-cell>
          <table:table-cell table:style-name="Tabla2.B2" office:value-type="string">
            <text:p text:style-name="Table_20_Contents">Crea el directorio de inicio del usuario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4">-s, --shell</text:span></text:span></text:p>
          </table:table-cell>
          <table:table-cell table:style-name="Tabla2.B2" office:value-type="string">
            <text:p text:style-name="Table_20_Contents">Shell predeterminado del usuario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4">-u, --uid</text:span></text:span></text:p>
          </table:table-cell>
          <table:table-cell table:style-name="Tabla2.B2" office:value-type="string">
            <text:p text:style-name="Table_20_Contents">UID del usuario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4">-e, --expiredate</text:span></text:span></text:p>
          </table:table-cell>
          <table:table-cell table:style-name="Tabla2.B2" office:value-type="string">
            <text:p text:style-name="Table_20_Contents">Fecha de vencimiento de la cuenta (en formato YYYY-MM-DD)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4">-p, --password</text:span></text:span></text:p>
          </table:table-cell>
          <table:table-cell table:style-name="Tabla2.B2" office:value-type="string">
            <text:p text:style-name="Table_20_Contents">Contraseña cifrada del usuario</text:p>
          </table:table-cell>
        </table:table-row>
      </table:table>
      <text:p text:style-name="P14">Ejemplo de uso:</text:p>
      <text:list text:style-name="L4">
        <text:list-item>
          <text:p text:style-name="P16"><text:span text:style-name="Strong_20_Emphasis"><text:span text:style-name="T4">Crear un usuario con directorio de inicio y grupo primario especificados:</text:span></text:span></text:p>
          <text:p text:style-name="P3">shCopy code</text:p>
          <text:p text:style-name="P2"><text:span text:style-name="Source_20_Text"><text:span text:style-name="T4">sudo useradd -m -d /home/nuevo_usuario -g grupo_nuevo_usuario nuevo_usuario</text:span></text:span></text:p>
        </text:list-item>
        <text:list-item>
          <text:p text:style-name="P16"><text:span text:style-name="Strong_20_Emphasis"><text:span text:style-name="T4">Crear un usuario con múltiples grupos secundarios:</text:span></text:span></text:p>
          <text:p text:style-name="P3">shCopy code</text:p>
          <text:p text:style-name="P2"><text:span text:style-name="Source_20_Text"><text:span text:style-name="T4">sudo useradd -m -G grupo1,grupo2,grupo3 nuevo_usuario</text:span></text:span></text:p>
        </text:list-item>
        <text:list-item>
          <text:p text:style-name="P16"><text:span text:style-name="Strong_20_Emphasis"><text:span text:style-name="T4">Crear un usuario con fecha de vencimiento de la cuenta:</text:span></text:span></text:p>
          <text:p text:style-name="P3">shCopy code</text:p>
          <text:p text:style-name="P2"><text:span text:style-name="Source_20_Text"><text:span text:style-name="T4">sudo useradd -m -e 2023-12-31 nuevo_usuario</text:span></text:span></text:p>
        </text:list-item>
        <text:list-item>
          <text:p text:style-name="P16"><text:span text:style-name="Strong_20_Emphasis"><text:span text:style-name="T4">Crear un usuario con contraseña cifrada:</text:span></text:span></text:p>
          <text:p text:style-name="P3">shCopy code</text:p>
          <text:p text:style-name="P2"><text:span text:style-name="Source_20_Text"><text:span text:style-name="T4">sudo useradd -m -p '$6$RZwXYcs0$E2u.O6eYfUv0stW00nyvLE9NRlxtAl/roBSY4z2F8SQw.YYTt4tDzOkoQY6Wxq7.oBSdFVmR47q7PfLXyyZkR.' nuevo_usuario</text:span></text:span></text:p>
        </text:list-item>
      </text:list>
      <text:p text:style-name="P12"><text:span text:style-name="T4">Ten en cuenta que deberás tener privilegios de superusuario para ejecutar el comando </text:span><text:span text:style-name="Source_20_Text"><text:span text:style-name="T4">useradd</text:span></text:span><text:span text:style-name="T4">. Además, es importante cifrar las contraseñas antes de utilizar la opción </text:span><text:span text:style-name="Source_20_Text"><text:span text:style-name="T4">-p</text:span></text:span><text:span text:style-name="T4">.</text:span></text:p>
      <text:p text:style-name="P15"><draw:frame draw:style-name="fr1" draw:name="Imagen2" text:anchor-type="as-char" svg:width="0.953cm" svg:height="0.953cm" draw:z-index="1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 draw:mime-type="image/png"/><svg:title>User</svg:title></draw:frame></text:p>
      <text:p text:style-name="P13">generame un listado en formato tabla con los comandos y combianciones de teclas más habitualeds de tmux y una descripción</text:p>
      <text:p text:style-name="P12"><text:span text:style-name="T4">Claro, aquí tienes un listado en formato tabla con algunos comandos y combinaciones de teclas comunes de </text:span><text:span text:style-name="Source_20_Text"><text:span text:style-name="T4">tmux</text:span></text:span><text:span text:style-name="T4">, junto con una breve descripción de cada uno:</text:span>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Comando/Tecla</text:p>
            </table:table-cell>
            <table:table-cell table:style-name="Tabla3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2" office:value-type="string">
            <text:p text:style-name="Table_20_Contents"><text:span text:style-name="Source_20_Text"><text:span text:style-name="T4">tmux</text:span></text:span></text:p>
          </table:table-cell>
          <table:table-cell table:style-name="Tabla3.B2" office:value-type="string">
            <text:p text:style-name="Table_20_Contents">Inicia una nueva sesión de tmux.</text:p>
          </table:table-cell>
        </table:table-row>
        <text:soft-page-break/>
        <table:table-row>
          <table:table-cell table:style-name="Tabla3.A2" office:value-type="string">
            <text:p text:style-name="Table_20_Contents"><text:span text:style-name="Source_20_Text"><text:span text:style-name="T4">tmux new-session -s nombre_sesion</text:span></text:span></text:p>
          </table:table-cell>
          <table:table-cell table:style-name="Tabla3.B2" office:value-type="string">
            <text:p text:style-name="Table_20_Contents">Inicia una nueva sesión con un nombre específico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tmux attach -t nombre_sesion</text:span></text:span></text:p>
          </table:table-cell>
          <table:table-cell table:style-name="Tabla3.B2" office:value-type="string">
            <text:p text:style-name="Table_20_Contents">Se conecta a una sesión de tmux existente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tmux list-sessions</text:span></text:span></text:p>
          </table:table-cell>
          <table:table-cell table:style-name="Tabla3.B2" office:value-type="string">
            <text:p text:style-name="Table_20_Contents">Lista todas las sesiones de tmux en ejecución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%</text:span></text:span></text:p>
          </table:table-cell>
          <table:table-cell table:style-name="Tabla3.B2" office:value-type="string">
            <text:p text:style-name="Table_20_Contents">Divide la ventana verticalmente en dos paneles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"</text:span></text:span></text:p>
          </table:table-cell>
          <table:table-cell table:style-name="Tabla3.B2" office:value-type="string">
            <text:p text:style-name="Table_20_Contents">Divide la ventana horizontalmente en dos paneles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o</text:span></text:span></text:p>
          </table:table-cell>
          <table:table-cell table:style-name="Tabla3.B2" office:value-type="string">
            <text:p text:style-name="Table_20_Contents">Cambia el enfoque al siguiente panel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;</text:span></text:span></text:p>
          </table:table-cell>
          <table:table-cell table:style-name="Tabla3.B2" office:value-type="string">
            <text:p text:style-name="Table_20_Contents">Cambia al panel anterior (retorno)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c</text:span></text:span></text:p>
          </table:table-cell>
          <table:table-cell table:style-name="Tabla3.B2" office:value-type="string">
            <text:p text:style-name="Table_20_Contents">Crea una nueva ventana dentro de la sesión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,</text:span></text:span></text:p>
          </table:table-cell>
          <table:table-cell table:style-name="Tabla3.B2" office:value-type="string">
            <text:p text:style-name="Table_20_Contents">Renombra la ventana actual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n</text:span></text:span></text:p>
          </table:table-cell>
          <table:table-cell table:style-name="Tabla3.B2" office:value-type="string">
            <text:p text:style-name="Table_20_Contents">Cambia a la siguiente ventana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p</text:span></text:span></text:p>
          </table:table-cell>
          <table:table-cell table:style-name="Tabla3.B2" office:value-type="string">
            <text:p text:style-name="Table_20_Contents">Cambia a la ventana anterior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d</text:span></text:span></text:p>
          </table:table-cell>
          <table:table-cell table:style-name="Tabla3.B2" office:value-type="string">
            <text:p text:style-name="Table_20_Contents">Desconecta la sesión actual (sin cerrarla)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$</text:span></text:span></text:p>
          </table:table-cell>
          <table:table-cell table:style-name="Tabla3.B2" office:value-type="string">
            <text:p text:style-name="Table_20_Contents">Renombra la sesión actual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[</text:span></text:span></text:p>
          </table:table-cell>
          <table:table-cell table:style-name="Tabla3.B2" office:value-type="string">
            <text:p text:style-name="Table_20_Contents">Ingresa al modo de desplazamiento para desplazarse por el historial del panel (salir con <text:span text:style-name="Source_20_Text"><text:span text:style-name="T4">q</text:span></text:span>)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:</text:span></text:span></text:p>
          </table:table-cell>
          <table:table-cell table:style-name="Tabla3.B2" office:value-type="string">
            <text:p text:style-name="Table_20_Contents">Ingresa al modo de comandos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?</text:span></text:span></text:p>
          </table:table-cell>
          <table:table-cell table:style-name="Tabla3.B2" office:value-type="string">
            <text:p text:style-name="Table_20_Contents">Muestra una lista de combinaciones de teclas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[</text:span></text:span> seguido de <text:span text:style-name="Source_20_Text"><text:span text:style-name="T4">Espacio</text:span></text:span></text:p>
          </table:table-cell>
          <table:table-cell table:style-name="Tabla3.B2" office:value-type="string">
            <text:p text:style-name="Table_20_Contents">Marca el punto de inicio para seleccionar texto (moverse con las teclas de dirección y <text:span text:style-name="Source_20_Text"><text:span text:style-name="T4">Enter</text:span></text:span> para copiar).</text:p>
          </table:table-cell>
        </table:table-row>
        <table:table-row>
          <table:table-cell table:style-name="Tabla3.A2" office:value-type="string">
            <text:p text:style-name="Table_20_Contents"><text:span text:style-name="Source_20_Text"><text:span text:style-name="T4">Ctrl-b ]</text:span></text:span></text:p>
          </table:table-cell>
          <table:table-cell table:style-name="Tabla3.B2" office:value-type="string">
            <text:p text:style-name="Table_20_Contents">Pega el texto copiado en el panel actual.</text:p>
          </table:table-cell>
        </table:table-row>
      </table:table>
      <text:p text:style-name="P12"><text:span text:style-name="T4">Estos son solo algunos de los comandos y combinaciones de teclas más comunes en </text:span><text:span text:style-name="Source_20_Text"><text:span text:style-name="T4">tmux</text:span></text:span><text:span text:style-name="T4">. Ten en cuenta que para usar las combinaciones de teclas, primero presionas </text:span><text:span text:style-name="Source_20_Text"><text:span text:style-name="T4">Ctrl-b</text:span></text:span><text:span text:style-name="T4"> y luego la tecla correspondiente.</text:span></text:p>
      <text:p text:style-name="P15"><draw:frame draw:style-name="fr1" draw:name="Imagen3" text:anchor-type="as-char" svg:width="0.953cm" svg:height="0.953cm" draw:z-index="2"><draw:image xlink:href="Pictures/10000000000000600000006080A0525099010D9B.png" xlink:type="simple" xlink:show="embed" xlink:actuate="onLoad" draw:mime-type="image/png"/><svg:title>User</svg:title></draw:frame></text:p>
      <text:p text:style-name="P13">incluye la generación de pnel de ayuda ctrl+b con simbolo &gt;</text:p>
      <text:p text:style-name="P12"><text:span text:style-name="T4">Por supuesto, aquí está la tabla actualizada con la generación del panel de ayuda </text:span><text:span text:style-name="Source_20_Text"><text:span text:style-name="T4">Ctrl-b ?</text:span></text:span><text:span text:style-name="T4"> que muestra la lista de combinaciones de teclas en </text:span><text:span text:style-name="Source_20_Text"><text:span text:style-name="T4">tmux</text:span></text:span><text:span text:style-name="T4">, incluyendo el símbolo </text:span><text:span text:style-name="Source_20_Text"><text:span text:style-name="T4">&gt;</text:span></text:span><text:span text:style-name="T4"> para indicar que es un panel de ayuda:</text:span>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Comando/Tecla</text:p>
            </table:table-cell>
            <table:table-cell table:style-name="Tabla4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4.A2" office:value-type="string">
            <text:p text:style-name="Table_20_Contents"><text:span text:style-name="Source_20_Text"><text:span text:style-name="T4">tmux</text:span></text:span></text:p>
          </table:table-cell>
          <table:table-cell table:style-name="Tabla4.B2" office:value-type="string">
            <text:p text:style-name="Table_20_Contents">Inicia una nueva sesión de tmux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tmux new-session -s nombre_sesion</text:span></text:span></text:p>
          </table:table-cell>
          <table:table-cell table:style-name="Tabla4.B2" office:value-type="string">
            <text:p text:style-name="Table_20_Contents">Inicia una nueva sesión con un nombre específico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tmux attach -t nombre_sesion</text:span></text:span></text:p>
          </table:table-cell>
          <table:table-cell table:style-name="Tabla4.B2" office:value-type="string">
            <text:p text:style-name="Table_20_Contents">Se conecta a una sesión de tmux existente.</text:p>
          </table:table-cell>
        </table:table-row>
        <text:soft-page-break/>
        <table:table-row>
          <table:table-cell table:style-name="Tabla4.A2" office:value-type="string">
            <text:p text:style-name="Table_20_Contents"><text:span text:style-name="Source_20_Text"><text:span text:style-name="T4">tmux list-sessions</text:span></text:span></text:p>
          </table:table-cell>
          <table:table-cell table:style-name="Tabla4.B2" office:value-type="string">
            <text:p text:style-name="Table_20_Contents">Lista todas las sesiones de tmux en ejecución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%</text:span></text:span></text:p>
          </table:table-cell>
          <table:table-cell table:style-name="Tabla4.B2" office:value-type="string">
            <text:p text:style-name="Table_20_Contents">Divide la ventana verticalmente en dos paneles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"</text:span></text:span></text:p>
          </table:table-cell>
          <table:table-cell table:style-name="Tabla4.B2" office:value-type="string">
            <text:p text:style-name="Table_20_Contents">Divide la ventana horizontalmente en dos paneles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o</text:span></text:span></text:p>
          </table:table-cell>
          <table:table-cell table:style-name="Tabla4.B2" office:value-type="string">
            <text:p text:style-name="Table_20_Contents">Cambia el enfoque al siguiente panel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;</text:span></text:span></text:p>
          </table:table-cell>
          <table:table-cell table:style-name="Tabla4.B2" office:value-type="string">
            <text:p text:style-name="Table_20_Contents">Cambia al panel anterior (retorno)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c</text:span></text:span></text:p>
          </table:table-cell>
          <table:table-cell table:style-name="Tabla4.B2" office:value-type="string">
            <text:p text:style-name="Table_20_Contents">Crea una nueva ventana dentro de la sesión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,</text:span></text:span></text:p>
          </table:table-cell>
          <table:table-cell table:style-name="Tabla4.B2" office:value-type="string">
            <text:p text:style-name="Table_20_Contents">Renombra la ventana actual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n</text:span></text:span></text:p>
          </table:table-cell>
          <table:table-cell table:style-name="Tabla4.B2" office:value-type="string">
            <text:p text:style-name="Table_20_Contents">Cambia a la siguiente ventana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p</text:span></text:span></text:p>
          </table:table-cell>
          <table:table-cell table:style-name="Tabla4.B2" office:value-type="string">
            <text:p text:style-name="Table_20_Contents">Cambia a la ventana anterior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d</text:span></text:span></text:p>
          </table:table-cell>
          <table:table-cell table:style-name="Tabla4.B2" office:value-type="string">
            <text:p text:style-name="Table_20_Contents">Desconecta la sesión actual (sin cerrarla)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$</text:span></text:span></text:p>
          </table:table-cell>
          <table:table-cell table:style-name="Tabla4.B2" office:value-type="string">
            <text:p text:style-name="Table_20_Contents">Renombra la sesión actual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[</text:span></text:span></text:p>
          </table:table-cell>
          <table:table-cell table:style-name="Tabla4.B2" office:value-type="string">
            <text:p text:style-name="Table_20_Contents">Ingresa al modo de desplazamiento para desplazarse por el historial del panel (salir con <text:span text:style-name="Source_20_Text"><text:span text:style-name="T4">q</text:span></text:span>)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:</text:span></text:span></text:p>
          </table:table-cell>
          <table:table-cell table:style-name="Tabla4.B2" office:value-type="string">
            <text:p text:style-name="Table_20_Contents">Ingresa al modo de comandos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?</text:span></text:span></text:p>
          </table:table-cell>
          <table:table-cell table:style-name="Tabla4.B2" office:value-type="string">
            <text:p text:style-name="Table_20_Contents">Muestra una lista de combinaciones de teclas (<text:span text:style-name="Source_20_Text"><text:span text:style-name="T4">Ctrl-b &gt;</text:span></text:span> para el panel de ayuda)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[</text:span></text:span> seguido de <text:span text:style-name="Source_20_Text"><text:span text:style-name="T4">Espacio</text:span></text:span></text:p>
          </table:table-cell>
          <table:table-cell table:style-name="Tabla4.B2" office:value-type="string">
            <text:p text:style-name="Table_20_Contents">Marca el punto de inicio para seleccionar texto (moverse con las teclas de dirección y <text:span text:style-name="Source_20_Text"><text:span text:style-name="T4">Enter</text:span></text:span> para copiar).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4">Ctrl-b ]</text:span></text:span></text:p>
          </table:table-cell>
          <table:table-cell table:style-name="Tabla4.B2" office:value-type="string">
            <text:p text:style-name="Table_20_Contents">Pega el texto copiado en el panel actual.</text:p>
          </table:table-cell>
        </table:table-row>
      </table:table>
      <text:p text:style-name="P12"><text:span text:style-name="T4">En el panel de ayuda, </text:span><text:span text:style-name="Source_20_Text"><text:span text:style-name="T4">Ctrl-b &gt;</text:span></text:span><text:span text:style-name="T4"> indica que debes presionar </text:span><text:span text:style-name="Source_20_Text"><text:span text:style-name="T4">Ctrl-b</text:span></text:span><text:span text:style-name="T4"> seguido de </text:span><text:span text:style-name="Source_20_Text"><text:span text:style-name="T4">&gt;</text:span></text:span><text:span text:style-name="T4"> para acceder a la lista completa de combinaciones de teclas.</text:span></text:p>
      <text:p text:style-name="P15"><draw:frame draw:style-name="fr1" draw:name="Imagen4" text:anchor-type="as-char" svg:width="0.953cm" svg:height="0.953cm" draw:z-index="3"><draw:image xlink:href="Pictures/10000000000000600000006080A0525099010D9B.png" xlink:type="simple" xlink:show="embed" xlink:actuate="onLoad" draw:mime-type="image/png"/><svg:title>User</svg:title></draw:frame></text:p>
      <text:p text:style-name="P13">generame un listado en formato tabla con el orden de procesamiento de ficheros de una sesión intercativa de bash. Descripción de cada uno</text:p>
      <text:p text:style-name="P14">En una sesión interactiva de Bash, los ficheros son procesados en un orden específico cada vez que inicias una nueva sesión o abre una nueva terminal. Aquí tienes el orden de procesamiento de los ficheros de configuración de Bash, junto con una breve descripción de cada uno: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Orden</text:p>
            </table:table-cell>
            <table:table-cell table:style-name="Tabla5.A1" office:value-type="string">
              <text:p text:style-name="Table_20_Heading">Fichero</text:p>
            </table:table-cell>
            <table:table-cell table:style-name="Tabla5.C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2" office:value-type="string">
            <text:p text:style-name="Table_20_Contents">1</text:p>
          </table:table-cell>
          <table:table-cell table:style-name="Tabla5.A2" office:value-type="string">
            <text:p text:style-name="Table_20_Contents"><text:span text:style-name="Source_20_Text"><text:span text:style-name="T4">/etc/profile</text:span></text:span></text:p>
          </table:table-cell>
          <table:table-cell table:style-name="Tabla5.C2" office:value-type="string">
            <text:p text:style-name="Table_20_Contents">Configuración global para todos los usuarios. Se ejecuta al iniciar sesión para todos los usuarios del sistema.</text:p>
          </table:table-cell>
        </table:table-row>
        <table:table-row>
          <table:table-cell table:style-name="Tabla5.A2" office:value-type="string">
            <text:p text:style-name="Table_20_Contents">2</text:p>
          </table:table-cell>
          <table:table-cell table:style-name="Tabla5.A2" office:value-type="string">
            <text:p text:style-name="Table_20_Contents"><text:span text:style-name="Source_20_Text"><text:span text:style-name="T4">/etc/bash.bashrc</text:span></text:span></text:p>
          </table:table-cell>
          <table:table-cell table:style-name="Tabla5.C2" office:value-type="string">
            <text:p text:style-name="Table_20_Contents">Configuración global para todos los usuarios, específica para Bash. Se ejecuta cada vez que se inicia una nueva instancia de Bash.</text:p>
          </table:table-cell>
        </table:table-row>
        <table:table-row>
          <table:table-cell table:style-name="Tabla5.A2" office:value-type="string">
            <text:p text:style-name="Table_20_Contents">3</text:p>
          </table:table-cell>
          <table:table-cell table:style-name="Tabla5.A2" office:value-type="string">
            <text:p text:style-name="Table_20_Contents"><text:span text:style-name="Source_20_Text"><text:span text:style-name="T4">~/.bash_profile</text:span></text:span></text:p>
          </table:table-cell>
          <table:table-cell table:style-name="Tabla5.C2" office:value-type="string">
            <text:p text:style-name="Table_20_Contents">Configuración específica del usuario. Se ejecuta al iniciar sesión para un usuario específico.</text:p>
          </table:table-cell>
        </table:table-row>
        <table:table-row>
          <table:table-cell table:style-name="Tabla5.A2" office:value-type="string">
            <text:p text:style-name="Table_20_Contents">4</text:p>
          </table:table-cell>
          <table:table-cell table:style-name="Tabla5.A2" office:value-type="string">
            <text:p text:style-name="Table_20_Contents"><text:span text:style-name="Source_20_Text"><text:span text:style-name="T4">~/.bash_login</text:span></text:span></text:p>
          </table:table-cell>
          <table:table-cell table:style-name="Tabla5.C2" office:value-type="string">
            <text:p text:style-name="Table_20_Contents">Si <text:span text:style-name="Source_20_Text"><text:span text:style-name="T4">~/.bash_profile</text:span></text:span> no está presente, Bash intenta cargar este fichero al iniciar sesión para un usuario específico.</text:p>
          </table:table-cell>
        </table:table-row>
        <table:table-row>
          <table:table-cell table:style-name="Tabla5.A2" office:value-type="string">
            <text:p text:style-name="Table_20_Contents">5</text:p>
          </table:table-cell>
          <table:table-cell table:style-name="Tabla5.A2" office:value-type="string">
            <text:p text:style-name="Table_20_Contents"><text:span text:style-name="Source_20_Text"><text:span text:style-name="T4">~/.profile</text:span></text:span></text:p>
          </table:table-cell>
          <table:table-cell table:style-name="Tabla5.C2" office:value-type="string">
            <text:p text:style-name="Table_20_Contents">Si ni <text:span text:style-name="Source_20_Text"><text:span text:style-name="T4">~/.bash_profile</text:span></text:span> ni <text:span text:style-name="Source_20_Text"><text:span text:style-name="T4">~/.bash_login</text:span></text:span> están presentes, <text:soft-page-break/>Bash intenta cargar este fichero al iniciar sesión.</text:p>
          </table:table-cell>
        </table:table-row>
        <table:table-row>
          <table:table-cell table:style-name="Tabla5.A2" office:value-type="string">
            <text:p text:style-name="Table_20_Contents">6</text:p>
          </table:table-cell>
          <table:table-cell table:style-name="Tabla5.A2" office:value-type="string">
            <text:p text:style-name="Table_20_Contents"><text:span text:style-name="Source_20_Text"><text:span text:style-name="T4">~/.bashrc</text:span></text:span></text:p>
          </table:table-cell>
          <table:table-cell table:style-name="Tabla5.C2" office:value-type="string">
            <text:p text:style-name="Table_20_Contents">Configuración específica del usuario para Bash. Se ejecuta cada vez que se inicia una nueva instancia de Bash, incluso en sesiones no interactivas.</text:p>
          </table:table-cell>
        </table:table-row>
        <table:table-row>
          <table:table-cell table:style-name="Tabla5.A2" office:value-type="string">
            <text:p text:style-name="Table_20_Contents">7</text:p>
          </table:table-cell>
          <table:table-cell table:style-name="Tabla5.A2" office:value-type="string">
            <text:p text:style-name="Table_20_Contents"><text:span text:style-name="Source_20_Text"><text:span text:style-name="T4">~/.bash_logout</text:span></text:span></text:p>
          </table:table-cell>
          <table:table-cell table:style-name="Tabla5.C2" office:value-type="string">
            <text:p text:style-name="Table_20_Contents">Configuración específica del usuario para realizar acciones al cerrar sesión. Se ejecuta cuando se cierra una sesión de Bash.</text:p>
          </table:table-cell>
        </table:table-row>
      </table:table>
      <text:p text:style-name="P14">Ten en cuenta que estos ficheros pueden variar dependiendo de la configuración específica de tu sistema y tu shell Bash. Además, algunos de estos ficheros pueden no estar presentes de forma predeterminada y necesitarían ser creados si deseas personalizar aún más tu entorno de Bash.</text:p>
      <text:list xml:id="list140146811785559" text:continue-list="list140145326575060" text:style-name="L1">
        <text:list-item>
          <text:list>
            <text:list-item>
              <text:list>
                <text:list-item>
                  <text:p text:style-name="P5"/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05T14:01:44.551158872</dc:date>
    <meta:editing-duration>P1DT9H19M39S</meta:editing-duration>
    <meta:editing-cycles>12</meta:editing-cycles>
    <meta:generator>LibreOffice/7.4.1.2$Linux_X86_64 LibreOffice_project/3c58a8f3a960df8bc8fd77b461821e42c061c5f0</meta:generator>
    <meta:document-statistic meta:table-count="5" meta:image-count="4" meta:object-count="0" meta:page-count="6" meta:paragraph-count="212" meta:word-count="1289" meta:character-count="8244" meta:non-whitespace-character-count="7170"/>
  </office:meta>
</office:document-meta>
</file>